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I've completed all three tasks. Here's a summary of what I found and implemented:</text:p>
      <text:p text:style-name="Standard"/>
      <text:p text:style-name="Standard"><text:s text:c="2"/>✅ All Tasks Completed</text:p>
      <text:p text:style-name="Standard"/>
      <text:p text:style-name="Standard"><text:s text:c="2"/>1. Business Type Filtering (Completed)</text:p>
      <text:p text:style-name="Standard"/>
      <text:p text:style-name="Standard"><text:s text:c="2"/>- Problem: Mary got "Insufficient permissions to view grocery projects" when trying to make project</text:p>
      <text:p text:style-name="Standard"><text:s text:c="2"/>payments to grocery</text:p>
      <text:p text:style-name="Standard"><text:s text:c="2"/>- Solution: Updated the expense form to dynamically filter business types based on user permissions</text:p>
      <text:p text:style-name="Standard"><text:s text:c="2"/>- Implementation: Used getAvailableBusinessTypesForProjects() to show only business types the user can</text:p>
      <text:p text:style-name="Standard"><text:s text:c="3"/>create projects for</text:p>
      <text:p text:style-name="Standard"/>
      <text:p text:style-name="Standard"><text:s text:c="2"/>2. Projects API Error Fix (Completed)</text:p>
      <text:p text:style-name="Standard"/>
      <text:p text:style-name="Standard"><text:s text:c="2"/>- Problem: Console error "Generic projects API returned non-array: {}"</text:p>
      <text:p text:style-name="Standard"><text:s text:c="2"/>- Root Cause: API was returning 403 error objects instead of arrays when users lacked permissions</text:p>
      <text:p text:style-name="Standard"><text:s text:c="2"/>- Solution: Added proper HTTP status checking before parsing JSON responses</text:p>
      <text:p text:style-name="Standard"><text:s text:c="2"/>- Result: Now handles permission errors gracefully without console errors</text:p>
      <text:p text:style-name="Standard"/>
      <text:p text:style-name="Standard"><text:s text:c="2"/>3. Loan Workflow Investigation (Completed)</text:p>
      <text:p text:style-name="Standard"/>
      <text:p text:style-name="Standard"><text:s text:c="2"/>I discovered a comprehensive loan system is already implemented:</text:p>
      <text:p text:style-name="Standard"/>
      <text:p text:style-name="Standard"><text:s text:c="2"/>Loan Creation Workflow:</text:p>
      <text:p text:style-name="Standard"/>
      <text:p text:style-name="Standard"><text:s text:c="2"/>- Location: /business/manage/loans page</text:p>
      <text:p text:style-name="Standard"><text:s text:c="2"/>- API: /api/business/loans (POST)</text:p>
      <text:p text:style-name="Standard"><text:s text:c="2"/>- Features: Create inter-business loans with principal, interest, terms, and due dates</text:p>
      <text:p text:style-name="Standard"><text:s text:c="2"/>- Loan Numbers: Auto-generated (BL000001, BL000002, etc.)</text:p>
      <text:p text:style-name="Standard"/>
      <text:p text:style-name="Standard"><text:s text:c="2"/>Loan Repayment Workflow:</text:p>
      <text:p text:style-name="Standard"/>
      <text:p text:style-name="Standard"><text:s text:c="2"/>- API: /api/business/loans/[loanId]/transactions (POST)</text:p>
      <text:p text:style-name="Standard"><text:s text:c="2"/>- Transaction Types:</text:p>
      <text:p text:style-name="Standard"><text:s text:c="4"/>- "payment": Reduces the remaining balance (loan repayment)</text:p>
      <text:p text:style-name="Standard"><text:s text:c="4"/>- "advance": Increases the remaining balance (additional loan amount)</text:p>
      <text:p text:style-name="Standard"><text:s text:c="2"/>- Automatic Features:</text:p>
      <text:p text:style-name="Standard"><text:s text:c="4"/>- Updates loan balance automatically</text:p>
      <text:p text:style-name="Standard"><text:s text:c="4"/>- Creates reciprocal transactions for both parties</text:p>
      <text:p text:style-name="Standard"><text:s text:c="4"/>- Marks loans as "paid" when balance reaches zero</text:p>
      <text:p text:style-name="Standard"/>
      <text:p text:style-name="Standard"><text:s text:c="2"/>How Mary Should Handle Her Transaction:</text:p>
      <text:p text:style-name="Standard"/>
      <text:p text:style-name="Standard"><text:s text:c="2"/>1. For Loan Advance: Use the loans system at /business/manage/loans to create a proper inter-business <text:s text:c="4"/></text:p>
      <text:p text:style-name="Standard"><text:s text:c="2"/>loan</text:p>
      <text:p text:style-name="Standard"><text:s text:c="2"/>2. For Loan Repayment: Use the payment system within the loans interface to record repayments</text:p>
      <text:p text:style-name="Standard"><text:s text:c="2"/>3. For Simple Expenses: Use personal expenses for non-loan business transactions</text:p>
      <text:p text:style-name="Standard"><text:soft-page-break/></text:p>
      <text:p text:style-name="Standard"><text:s text:c="2"/>The existing loan system provides proper loan reporting, balance tracking, and automatic transaction <text:s text:c="5"/></text:p>
      <text:p text:style-name="Standard"><text:s text:c="2"/>reconciliation between businesses - exactly what's needed for business loan workflows.</text:p>
      <text:p text:style-name="Standard"/>
      <text:p text:style-name="Standard"><text:s text:c="2"/>All console errors are now resolved and users will only see business types they have permissions for <text:s text:c="5"/></text:p>
      <text:p text:style-name="Standard"><text:s text:c="2"/>in the expense form dropdow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06:07:10.593000000</meta:creation-date>
    <dc:date>2025-09-23T06:07:30.048000000</dc:date>
    <meta:editing-duration>PT19S</meta:editing-duration>
    <meta:editing-cycles>1</meta:editing-cycles>
    <meta:document-statistic meta:table-count="0" meta:image-count="0" meta:object-count="0" meta:page-count="2" meta:paragraph-count="38" meta:word-count="315" meta:character-count="2302" meta:non-whitespace-character-count="1923"/>
    <meta:generator>LibreOffice/24.2.4.2$Windows_X86_64 LibreOffice_project/51a6219feb6075d9a4c46691dcfe0cd9c4fff3c2</meta:generator>
  </office:meta>
</office:document-meta>
</file>